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5/2022<text:bookmark-end text:name="Text14"/></text:p>
            <text:p text:style-name="Normální">KVOP-22708/2022<text:bookmark-end text:name="Text2"/></text:p>
            <text:p text:style-name="Normální"><text:bookmark-start text:name="Text6"/>24. 03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J. P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 o poskytnutí informace<text:s/></text:h>
      <text:p text:style-name="Základnítext">Vážený pane P.,</text:p>
      <text:p text:style-name="Základnítext">dne 16. 3. 2022 byla do Kanceláře veřejného ochránce práv doručena Vaše žádost podle zákona o svobodném přístupu k informacím, kterou<text:s/><text:span text:style-name="Silné">žádáte následující informace</text:span>:</text:p>
      <text:list text:style-name="LFO4" text:continue-numbering="true">
        <text:list-item>
          <text:p text:style-name="P18">„Datum a čj. pod kterym VOP přijal od žadatele o info podani, ktere žadatel adresoval Mgr. Šimunkove v listopadu a prosinci 2021,</text:p>
        </text:list-item>
        <text:list-item>
          <text:p text:style-name="P19">k bodu 1 uveďte jak s timto podanim bylo naloženo,</text:p>
        </text:list-item>
        <text:list-item>
          <text:p text:style-name="P20">doplňte počet šetřeni VOP ve Věznici Horni Slavkov za roky 2021, 2020, 2019, 2018 a k těmto šetřenim poskytnite počet stanovisek ktere muže žadatel ziskat bezplatně.“</text:p>
        </text:list-item>
      </text:list>
      <text:p text:style-name="Základnítext">K Vaší žádosti<text:s/><text:span text:style-name="Silné">poskytuji následující informace</text:span>:</text:p>
      <text:p text:style-name="Základnítext">K bodu č. 1</text:p>
      <text:p text:style-name="Základnítext">Kancelář veřejného ochránce práv neeviduje žádné Vaše podání z listopadu a prosince 2021, které by bylo adresováno Mgr. Šimůnkové. V uvedeném období Kancelář veřejného ochránce zaevidovala pod sp. zn. 475/2021/VOP/VGB pouze Váš dopis doručený dne 18. 11. 2021 adresovaný paní Marii Hemalové.</text:p>
      <text:p text:style-name="Základnítext">K bodu č. 2</text:p>
      <text:p text:style-name="Základnítext">Váš dopis doručený Kanceláři veřejného ochránce práv dne 18. 11. 2021 adresovaný paní Marii Hemalové byl založen do spisu 475/2021/VOP, neboť přes opakované poučení neobsahoval zákonné náležitosti podnětu dle § 11 odst. 1 zákona č. 349/1999 Sb., o veřejném ochránci práv, ve znění pozdějších předpisů.</text:p>
      <text:p text:style-name="Základnítext">K bodu č. 3</text:p>
      <text:p text:style-name="Základnítext">Požadovaná informace Vám byla již zčásti poskytnuta pod sp. zn. 45/2021/K106/MS, a to konkrétně k Vaší žádosti o stanoviska<text:s/>veřejného ochránce práv<text:s/>pro Věznici Kynšperk n. Ohří a Horní Slavkov,<text:s/>doručené Kanceláři veřejného ochránce práv dne<text:s/>21.<text:s/>6. 2021.</text:p>
      <text:p text:style-name="Základnítext">Nad rámec těchto poskytnutých informací k současné žádosti sděluji, že v roce 2021 vedl ochránce <text:s/>ve vztahu k Věznici Horní Slavkov jedno další šetření pod sp. zn. 1354/2021/VOP. Zprávu o šetření veřejného ochránce práv ze dne 27. 10. 2021, sp. zn. 1354/2021/VOP Vám v anonymizované podobě poskytuji.</text:p>
      <text:soft-page-break/>
      <text:p text:style-name="Základnítext">Současně Vám přílohou vracím také dokument Vyřízení stížnosti Věznicí Horní Slavkov ze dne 11. 3. 2022, který jste k žádosti připojil a požádal jste o jeho vrácení.</text:p>
      <text:p text:style-name="podpis"/>
      <text:p text:style-name="podpis"/>
      <text:p text:style-name="podpis">JUDr. Pavel Pořízek, Ph.D.</text:p>
      <text:p text:style-name="podpis">vedoucí Kanceláře veřejného ochránce práv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E3BL*</text:span>*KVOPX00CE3BL*</text:p>
        <text:p text:style-name="P12"><text:span text:style-name="T13">KVOPX00CE3BL</text:span>KVOPX00CE3BL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6-14T10:38:00Z</meta:creation-date>
    <dc:date>2022-06-14T10:40:00Z</dc:date>
    <meta:print-date>2016-06-27T07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2" meta:paragraph-count="4" meta:word-count="318" meta:character-count="2193" meta:row-count="15" meta:non-whitespace-character-count="1879"/>
  </office:meta>
</office:document-meta>
</file>